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洗浴车厢、客厢。</text:p>
          </table:table-cell>
        </table:table-row>
      </table:table>
      <table:table table:name="基础车厢（将合并）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服务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基础满意度</text:p>
          </table:table-cell>
          <table:table-cell table:style-name="ce12" office:value-type="string" calcext:value-type="string">
            <text:p>最大满意度？</text:p>
          </table:table-cell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09:45:32.5792621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8T09:49:47.226608500</dc:date>
    <meta:editing-duration>PT6H52M13S</meta:editing-duration>
    <meta:editing-cycles>180</meta:editing-cycles>
    <meta:generator>LibreOffice/25.2.0.3$Windows_X86_64 LibreOffice_project/e1cf4a87eb02d755bce1a01209907ea5ddc8f069</meta:generator>
    <meta:document-statistic meta:table-count="6" meta:cell-count="174" meta:object-count="0"/>
  </office:meta>
</office:document-meta>
</file>